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5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ibliografía</text:p>
      <text:list text:style-name="LFO1" text:continue-numbering="true">
        <text:list-item>
          <text:p text:style-name="P2"><text:span text:style-name="T3">Agencia Digital de Andalucía. (2025).<text:s/></text:span><text:span text:style-name="T4">Kit Digital para pymes y autónomos</text:span><text:span text:style-name="T5">. Recuperado de<text:s/></text:span><text:a xlink:href="https://www.acelerapyme.es" office:target-frame-name="_new" xlink:show="replace"><text:span text:style-name="T6">https://www.acelerapyme.es</text:span></text:a></text:p>
        </text:list-item>
        <text:list-item>
          <text:p text:style-name="P7"><text:span text:style-name="T8">Cámara de Comercio de España. (s.f.).<text:s/></text:span><text:span text:style-name="T9">Ayudas y programas para la digitalización de pymes</text:span><text:span text:style-name="T10">. Recuperado de<text:s/></text:span><text:a xlink:href="https://www.camara.es" office:target-frame-name="_new" xlink:show="replace"><text:span text:style-name="T11">https://www.camara.es</text:span></text:a></text:p>
        </text:list-item>
        <text:list-item>
          <text:p text:style-name="P12"><text:span text:style-name="T13">Centro para el Desarrollo Tecnológico y la Innovación (CDTI). (2025).<text:s/></text:span><text:span text:style-name="T14">Programa NEOTEC</text:span><text:span text:style-name="T15">. Recuperado de<text:s/></text:span><text:a xlink:href="https://www.cdti.es" office:target-frame-name="_new" xlink:show="replace"><text:span text:style-name="T16">https://www.cdti.es</text:span></text:a></text:p>
        </text:list-item>
        <text:list-item>
          <text:p text:style-name="P17"><text:span text:style-name="T18">Junta de Andalucía – Consejería de Industria, Energía y Minas. (2025).<text:s/></text:span><text:span text:style-name="T19">Programa de Cadenas de Valor de Sectores Industriales Estratégicos</text:span><text:span text:style-name="T20">. Recuperado de<text:s/></text:span><text:a xlink:href="https://www.juntadeandalucia.es" office:target-frame-name="_new" xlink:show="replace"><text:span text:style-name="T21">https://www.juntadeandalucia.es</text:span></text:a></text:p>
        </text:list-item>
        <text:list-item>
          <text:p text:style-name="P22"><text:span text:style-name="T23">Junta de Andalucía – Agencia IDEA. (2025).<text:s/></text:span><text:span text:style-name="T24">Incentivos para la innovación y la transformación digital</text:span><text:span text:style-name="T25">. Recuperado de<text:s/></text:span><text:a xlink:href="https://www.agenciaidea.es" office:target-frame-name="_new" xlink:show="replace"><text:span text:style-name="T26">https://www.agenciaidea.es</text:span></text:a></text:p>
        </text:list-item>
        <text:list-item>
          <text:p text:style-name="P27"><text:span text:style-name="T28">Ministerio para la Transformación Digital. (2025).<text:s/></text:span><text:span text:style-name="T29">Kit Digital Segmento III – Bases reguladoras y convocatoria</text:span><text:span text:style-name="T30">. Recuperado de https://www.red.es/redes/kit-digital</text:span></text:p>
        </text:list-item>
        <text:list-item>
          <text:p text:style-name="P31"><text:span text:style-name="T32">Ministerio de Trabajo y Economía Social. (2024).<text:s/></text:span><text:span text:style-name="T33">Guía básica sobre obligaciones laborales y PRL para pymes</text:span><text:span text:style-name="T34">. Recuperado de https://www.mites.gob.es</text:span></text:p>
        </text:list-item>
        <text:list-item>
          <text:p text:style-name="P35"><text:span text:style-name="T36">Agencia Española de Protección de Datos. (2024).<text:s/></text:span><text:span text:style-name="T37">Guía sobre el cumplimiento del RGPD en entornos web</text:span><text:span text:style-name="T38">. Recuperado de<text:s/></text:span><text:a xlink:href="https://www.aepd.es" office:target-frame-name="_new" xlink:show="replace"><text:span text:style-name="T39">https://www.aepd.es</text:span></text:a></text:p>
        </text:list-item>
        <text:list-item>
          <text:p text:style-name="P40"><text:span text:style-name="T41">BOE. (2018).<text:s/></text:span><text:span text:style-name="T42">Ley Orgánica 3/2018, de Protección de Datos Personales y garantía de los derechos digitales (LOPDGDD)</text:span><text:span text:style-name="T43">. Boletín Oficial del Estado.</text:span></text:p>
        </text:list-item>
        <text:list-item>
          <text:p text:style-name="P44"><text:span text:style-name="T45">BOE. (2002).<text:s/></text:span><text:span text:style-name="T46">Ley 34/2002, de Servicios de la Sociedad de la Información y del Comercio Electrónico (LSSI-CE)</text:span><text:span text:style-name="T47">. Boletín Oficial del Estado.</text:span></text:p>
        </text:list-item>
        <text:list-item>
          <text:p text:style-name="P48"><text:span text:style-name="T49">Andalucía Emprende. (2025).<text:s/></text:span><text:span text:style-name="T50">Guía de Ayudas y Financiación para pymes en Andalucía</text:span><text:span text:style-name="T51">. Recuperado de<text:s/></text:span><text:a xlink:href="https://www.andaluciaemprende.es" office:target-frame-name="_new" xlink:show="replace"><text:span text:style-name="T52">https://www.andaluciaemprende.es</text:span></text:a></text:p>
        </text:list-item>
        <text:list-item>
          <text:p text:style-name="P53"><text:span text:style-name="T54">InfoAyudas. (2025).<text:s/></text:span><text:span text:style-name="T55">Convocatorias abiertas para innovación, digitalización e I+D en pymes</text:span><text:span text:style-name="T56">. Recuperado de<text:s/></text:span><text:a xlink:href="https://www.infoayudas.com" office:target-frame-name="_new" xlink:show="replace"><text:span text:style-name="T57">https://www.infoayudas.com</text:span></text:a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uenta Microsoft</dc:creator>
    <meta:creation-date>2025-03-30T17:39:00Z</meta:creation-date>
    <dc:date>2025-03-30T17:42:00Z</dc:date>
    <meta:template xlink:href="Normal.dotm" xlink:type="simple"/>
    <meta:editing-cycles>3</meta:editing-cycles>
    <meta:editing-duration>PT180S</meta:editing-duration>
    <meta:document-statistic meta:page-count="1" meta:paragraph-count="4" meta:word-count="324" meta:character-count="2106" meta:row-count="14" meta:non-whitespace-character-count="1786"/>
  </office:meta>
</office:document-meta>
</file>